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line-height="150%"/>
      <style:text-properties style:font-name="monospace" fo:font-size="20pt" style:font-size-asian="20pt" style:font-size-complex="20pt"/>
    </style:style>
    <style:style style:name="T1" style:family="text">
      <style:text-properties fo:color="#000000" loext:opacity="100%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M  BΔ  AM  BΔ  Gm  GΔ  A-  A-  AM  Cm </text:span><text:line-break/>D-  Dm  C   B   B-  B-  G-  Dm  B-  B <text:line-break/>D   Em  Em  Gm  EΔ  GΔ  Dm  Em  D   D <text:line-break/>B-  Gm  B   BM  G-  FM  BΔ  Cm  F-  BM <text:line-break/>F-  BΔ  Cm  C   FΔ  F   G-  D   G-  C <text:line-break/>G-  B   D-  GM  Em  G   D   G-  GΔ  C- <text:line-break/>G-  Fm  B   EΔ  B-  F-  BM  GM  C-  C- <text:line-break/>EΔ  Em  A-  Dm  Em  A-  BM  D-  BM  FΔ <text:line-break/>EΔ  DM  Em  E-  D   EM  BΔ  A-  EM  F- <text:line-break/>F-  Dm  EM  DΔ  AM  E-  CM  Am  Cm  Dm <text:line-break/>E-  Bm  D   Am  G-  E-  GΔ  BM  Em  Am <text:line-break/>Em  EΔ  Em  Dm  EΔ  Gm  EΔ  FM  DM  G <text:line-break/>CΔ  EM  FΔ  E-  CM  C   FΔ  DM  BΔ  Em <text:line-break/>B   Dm  Am  D   Am  FM  BΔ  G   Cm  CM <text:line-break/>Dm  D   Bm  Em  EM  DM  Fm  D-  A   Fm <text:line-break/>Gm  Dm  G-  A-  F   Gm  F-  Gm  D-  FM <text:line-break/>BM  Fm  FM  D   Em  C-  C-  CΔ  E   Bm <text:line-break/>A-  Am  Fm  EΔ  B-  G-  GM  C-  FM  FΔ <text:line-break/>C   F-  A   CΔ  G   Dm  A-  Em  G   E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7T09:29:22.892344409</meta:creation-date>
    <meta:print-date>2022-02-17T09:34:56.794384549</meta:print-date>
    <dc:date>2022-02-17T09:35:10.919864927</dc:date>
    <meta:editing-duration>PT5M48S</meta:editing-duration>
    <meta:editing-cycles>1</meta:editing-cycles>
    <meta:document-statistic meta:table-count="0" meta:image-count="0" meta:object-count="0" meta:page-count="1" meta:paragraph-count="1" meta:word-count="190" meta:character-count="754" meta:non-whitespace-character-count="349"/>
    <meta:generator>LibreOffice/7.2.5.1$Linux_X86_64 LibreOffice_project/20$Build-1</meta:generator>
  </office:meta>
</office:document-meta>
</file>